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style="italic" style:font-style-asian="italic" style:font-style-complex="italic"/>
    </style:style>
    <style:style style:name="T1" style:family="text">
      <style:text-properties fo:font-style="normal" style:font-style-asian="normal" style:font-style-complex="normal"/>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Midterm report review - A Bayesian Optimization Search Procedure for Low-Latency, Privacy-Preserving Machine Learning Models</text:span></text:p>
      <text:p text:style-name="Standard"><text:span text:style-name="T2"/></text:p>
      <text:p text:style-name="Standard"><text:span text:style-name="T2">Paper summary</text:span></text:p>
      <text:p text:style-name="Standard"/>
      <text:p text:style-name="Standard">In this paper, the author approaches the problem of finding suitable neural network alternatives that can be used for fast encrypted inference. The author uses Bayesian optimization procedures to find these alternatives. Specifically, the non-linear activation functions are replaced by a polynomial approximation, and this approximation is found via Bayesian optimization. Additionally, the specific instances of the activation function that are replaced are also optimized. Preliminary experiments on MNIST and CIFAR-10 indicate that these approximations can be relatively efficient while maintaining prediction accuracy.</text:p>
      <text:p text:style-name="Standard"><text:span text:style-name="T1"/></text:p>
      <text:p text:style-name="P1">Paper structure</text:p>
      <text:p text:style-name="Standard"/>
      <text:p text:style-name="Standard">The paper is structured very well. There's a clear indication of what the objective is and what is done to achieve that objective. It is also clear to me why this matters: encrypted inference seems like something that can be used to preserve both user and server privacy, and the optimized architectures are important to achieve near-real-time latency for predictions. Additionally, the report has achieved what the proposal indicated would be done by the midterm report (i.e. initial analysis and a few further experiments).</text:p>
      <text:p text:style-name="Standard"/>
      <text:p text:style-name="P1">Writing checklist</text:p>
      <text:p text:style-name="P1"/>
      <text:p text:style-name="P3">This paper fulfills the checklist very well. The text is very fluid and always very easy to read, as well as clear and concise. The author wrote this text in a way that would progressively show the reader what the problem is, why it matters, and how to fix it, without ever diverging from its intent.</text:p>
      <text:p text:style-name="Standard"/>
      <text:p text:style-name="P1">Strengths and weaknesses</text:p>
      <text:p text:style-name="Standard"/>
      <text:p text:style-name="P4">Quality.<text:span text:style-name="T1"> The paper seems technically sound. The only issue I would have is with the arbitrary decision of the polynomial dimensionality being 6, but the author has explicitly stated that this was an arbitrary decision for the midterm report and that this hyperparameter will also be explored via BayesOpt for the final report.</text:span></text:p>
      <text:p text:style-name="P4"><text:span text:style-name="T1"/></text:p>
      <text:p text:style-name="P4">Clarity.<text:span text:style-name="T1"> The paper is very clearly written and organized. The original proposal assumed the reader was familiar with the topic, but this report gives a lot more background (for instance: I did not understand why ReLU was considered an “expensive operation” in the proposal, but the midterm report elaborated on why it is expensive in the homomorphically encrypted space). My only nitpick here is that some of the graphs are not very high quality, and the text becomes muddled when zoomed in.</text:span></text:p>
      <text:p text:style-name="Standard"/>
      <text:p text:style-name="P4">Originality.<text:span text:style-name="T1"> This project is definitely heavily inspired by other work that was referenced, but it specifically sets itself apart from that work in that it uses Bayesian optimization to find optimal functions, instead of something like a grid search or an arbitrary decision by the author. The originality in this piece is in its usage of Bayesian optimization for this search procedure: the procedure itself is not original, nor is the purpose of this procedure.</text:span></text:p>
      <text:p text:style-name="P4"><text:span text:style-name="T1"/></text:p>
      <text:p text:style-name="P4">Significance.<text:span text:style-name="T1"> I think these results are important in a more general context. I am not sure how much MLaaS is being used right now, and I am especially unsure how widespread the use of encrypted </text:span><text:soft-page-break/><text:span text:style-name="T1">inference is, but this seems like a very significant step in making encrypted inference feasible and generally available. </text:span></text:p>
      <text:p text:style-name="Standard"/>
      <text:p text:style-name="Standard"><text:span text:style-name="T2">Suggestions for improvement</text:span></text:p>
      <text:p text:style-name="Standard"><text:span text:style-name="T2"/></text:p>
      <text:p text:style-name="Standard"><text:span text:style-name="T3">1. The author writes about how ReLU (and other non-linear functions) are computationally expensive in the homomorphically encrypted data space. However, a comparison between the original network and the network with its activation functions replaced is not given. I think it would be very interesting to know how much faster inference can be with the replaced activation functions. Additionally, no timings are given for how long the NAS takes, nor how long the BayesOpt procedure takes. How many iterations of BayesOpt must be done to achieve a reasonable replacement network? Will companies be willing to undergo that cost in order to serve encrypted inference?</text:span></text:p>
      <text:p text:style-name="Standard"/>
      <text:p text:style-name="Standard">2. I'd suggest adding another network architecture that isn't a ConvNet. While ConvNets are very common in computer vision, fully connected networks are a superset thereof - as such, I'd also be interested in seeing whether these drop-in replacement activation functions can be used for fully connected networks, as well, or whether there's an inherent difference in the two architecture types. I suspect that the results will be equivalent, but including a different architecture makes the paper stronger, in my opinion.</text:p>
      <text:p text:style-name="P1"/>
      <text:p text:style-name="P1">Technical questions</text:p>
      <text:p text:style-name="Standard"/>
      <text:p text:style-name="Standard">1. How close can the sixth-order polynomial get to the Swish activation function? I imagine that it can approximate it very closely (as opposed to Softplus/ReLU). If it is indeed a very close approximation, then why does the network perform so much worse when the activation function is replaced by the polynomial?</text:p>
      <text:p text:style-name="Standard"/>
      <text:p text:style-name="P3">2. Why is the Softplus function the only one that works particularly well for this? Is this maybe related to its monotonicity? What would happen with other activation functions like Sigmoid/Tanh/CELU? In particular, if CELU works very well, then the monotonicity could be an important factor which I'd like to see explored.</text:p>
      <text:p text:style-name="P1"/>
      <text:p text:style-name="P1">Review summary</text:p>
      <text:p text:style-name="Standard"/>
      <text:p text:style-name="Standard">Overall, I <text:s/>think this is a pretty great paper. It indicates clearly what it sets out to do, and explains why it matters. The experiments are well thought out, and the results are clearly on pace for what was intended in the proposal. I think there are some improvements that could be made, but these could also be addressed in further research - the work that has been done so far is more than enough for this project, in my opinion. Of course, the only thing that is missing here is the exploration of the polynomial dimensionality, but this has been addressed by the author and will hopefully be added into the final version of the report. I'd also be very interested in at least seeing a comparison in inference speed for the original networks, the networks with homomorphically encrypted data, and with the drop-in replacements.</text:p>
      <text:p text:style-name="P1"/>
      <text:p text:style-name="P1">Scores</text:p>
      <text:p text:style-name="Standard"/>
      <text:p text:style-name="Standard">Overall score: 8</text:p>
      <text:p text:style-name="Standard">Confidence score: 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2-02T21:00:05.35</meta:creation-date>
    <dc:date>2020-12-02T23:20:18.59</dc:date>
    <meta:editing-duration>PT2H5M12S</meta:editing-duration>
    <meta:editing-cycles>2</meta:editing-cycles>
    <meta:generator>OpenOffice/4.1.5$Win32 OpenOffice.org_project/415m1$Build-9789</meta:generator>
    <meta:document-statistic meta:table-count="0" meta:image-count="0" meta:object-count="0" meta:page-count="2" meta:paragraph-count="23" meta:word-count="959" meta:character-count="5992"/>
  </office:meta>
</office:document-meta>
</file>